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4526" officeooo:paragraph-rsid="000e4526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4526" officeooo:paragraph-rsid="000e4526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Liberation Sans" fo:font-size="11pt" officeooo:rsid="000e4526" officeooo:paragraph-rsid="000e4526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Liberation Sans" officeooo:paragraph-rsid="000e4526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fo:font-size="11pt" officeooo:rsid="000e4526" officeooo:paragraph-rsid="000e4526" style:font-size-asian="11pt" style:font-size-complex="11pt"/>
    </style:style>
    <style:style style:name="T1" style:family="text">
      <style:text-properties fo:font-variant="normal" fo:text-transform="none" style:font-name="Google Sans" fo:letter-spacing="normal" fo:font-style="normal" fo:font-weight="normal"/>
    </style:style>
    <style:style style:name="T2" style:family="text">
      <style:text-properties fo:font-variant="normal" fo:text-transform="none" style:font-name="Google Sans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font-size="11pt" fo:letter-spacing="normal" fo:font-style="normal" fo:font-weight="bold" style:font-size-asian="11pt" style:font-weight-asian="bold" style:font-size-complex="11pt" style:font-weight-complex="bold"/>
    </style:style>
    <style:style style:name="T7" style:family="text">
      <style:text-properties style:font-name="Liberation Sans"/>
    </style:style>
    <style:style style:name="T8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<text:s text:c="51"/>Pilares da Poo</text:span></text:p>
      <text:p text:style-name="P1"/>
      <text:p text:style-name="P1"/>
      <text:p text:style-name="P1"/>
      <text:p text:style-name="P4"><text:span text:style-name="T5"><text:tab/></text:span><text:span text:style-name="T6">Abstração</text:span><text:span text:style-name="T5">: Envolve identificar as características e comportamentos essenciais de um objeto, ignorando detalhes irrelevantes. Simplifica a complexidade do sistema, focando no que realmente importa. </text:span><text:span text:style-name="T8"> </text:span></text:p>
      <text:p text:style-name="P4"><text:span text:style-name="T8"/></text:p>
      <text:p text:style-name="P5"><text:span text:style-name="T1"><text:tab/></text:span><text:span text:style-name="T2">Encapsulamento</text:span><text:span text:style-name="T1">: Restringe o acesso aos dados e métodos de um objeto, protegendo-os de modificações acidentais ou não autorizadas. Isso melhora a segurança e a organização do código. </text:span> </text:p>
      <text:p text:style-name="P5"/>
      <text:p text:style-name="P3"><text:span text:style-name="T3"><text:tab/></text:span><text:span text:style-name="T4">Herança</text:span><text:span text:style-name="T3">: Permite que uma classe (classe filha) herde atributos e métodos de outra classe (classe mãe), promovendo a reutilização de código e a criação de hierarquias de objetos. Simplifica o desenvolvimento e a manutenção do código. </text:span> </text:p>
      <text:p text:style-name="P3"/>
      <text:p text:style-name="P3"><text:span text:style-name="T1"><text:tab/></text:span><text:span text:style-name="T2">Polimorfismo</text:span><text:span text:style-name="T1">: Permite que objetos de diferentes classes respondam de formas diferentes a um mesmo método, fornecendo flexibilidade e adaptabilidade ao sistema. Facilita a expansão e a manutenção do código. 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09:36:41.275000000</meta:creation-date>
    <dc:date>2025-05-30T13:48:50.644000000</dc:date>
    <meta:editing-duration>PT30M11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5" meta:word-count="119" meta:character-count="891" meta:non-whitespace-character-count="714"/>
  </office:meta>
</office:document-meta>
</file>